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fcbb0"/>
    </style:style>
    <style:style style:name="P2" style:family="paragraph" style:parent-style-name="Standard">
      <style:text-properties officeooo:rsid="0027571e" officeooo:paragraph-rsid="0027571e"/>
    </style:style>
    <style:style style:name="P3" style:family="paragraph" style:parent-style-name="Standard">
      <style:text-properties officeooo:paragraph-rsid="0022d236"/>
    </style:style>
    <style:style style:name="P4" style:family="paragraph" style:parent-style-name="Standard">
      <style:text-properties officeooo:paragraph-rsid="002500a8"/>
    </style:style>
    <style:style style:name="P5" style:family="paragraph" style:parent-style-name="Standard">
      <style:text-properties officeooo:paragraph-rsid="00293f68"/>
    </style:style>
    <style:style style:name="P6" style:family="paragraph" style:parent-style-name="Standard">
      <style:text-properties officeooo:paragraph-rsid="0025d1df"/>
    </style:style>
    <style:style style:name="T1" style:family="text">
      <style:text-properties officeooo:rsid="001fcbb0"/>
    </style:style>
    <style:style style:name="T2" style:family="text">
      <style:text-properties officeooo:rsid="00293f68"/>
    </style:style>
    <style:style style:name="T3" style:family="text">
      <style:text-properties officeooo:rsid="0025970c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fo:font-weight="bold" style:font-weight-asian="bold" style:font-weight-complex="bold"/>
    </style:style>
    <style:style style:name="T6" style:family="text">
      <style:text-properties officeooo:rsid="00218f14"/>
    </style:style>
    <style:style style:name="T7" style:family="text">
      <style:text-properties officeooo:rsid="0022d236"/>
    </style:style>
    <style:style style:name="T8" style:family="text">
      <style:text-properties officeooo:rsid="0027c90d"/>
    </style:style>
    <style:style style:name="T9" style:family="text">
      <style:text-properties officeooo:rsid="002500a8"/>
    </style:style>
    <style:style style:name="T10" style:family="text">
      <style:text-properties officeooo:rsid="0025d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line-break/><text:span text:style-name="T1">SLA</text:span> <text:span text:style-name="T2">(services level agreement) </text:span>components for website project</text:p>
      <text:p text:style-name="P1"/>
      <text:p text:style-name="P2">The services to be provided is developing a website according to the client's requirements.</text:p>
      <text:p text:style-name="P1"/>
      <text:p text:style-name="P1">1. <text:span text:style-name="T1">S</text:span>upport period<text:line-break/>duration: 2 weeks post-launch (weeks 11-12)<text:line-break/>included support: bug fixes for issues present at launch, clarification on how to use website features<text:line-break/>minor text/content corrections<text:line-break/>not included: new features not in original scope <text:span text:style-name="T1">and issue caused by third parties modifications, server issues, hosting issues</text:span><text:line-break/><text:line-break/>2. <text:span text:style-name="T3">Support r</text:span><text:span text:style-name="T1">e</text:span>sponse times <text:span text:style-name="T1">to issues of difference levels: serious, medium, minor</text:span></text:p>
      <text:p text:style-name="P3"><text:span text:style-name="T1">Serious: within 1 hr, medium 1 day, minor 1 week</text:span><text:line-break/><text:span text:style-name="T3">Applicable</text:span> during project period (weeks 1-12) monday-friday, 9am-5pm <text:span text:style-name="T1">GMT</text:span><text:line-break/><text:line-break/>3. <text:span text:style-name="T1">P</text:span>erformance standards<text:line-break/>page load speed <text:span text:style-name="T1">no longer than 4 sec , others 5 sec or less – standard broadband connections</text:span><text:line-break/><text:line-break/><text:span text:style-name="T1">4. B</text:span>rowser compatibility:<text:line-break/>latest 2 versions of chrome, firefox, safari, edge<text:line-break/>mobile browsers: ios safari, chrome android<text:line-break/><text:line-break/><text:span text:style-name="T1">5. D</text:span>evice compatibility:<text:line-break/>desktop (1920x1080 and 1366x768)<text:line-break/>tablet (ipad standard resolution)<text:line-break/>mobile (iphone standard resolution, android common sizes)<text:line-break/><text:line-break/><text:span text:style-name="T1">6. A</text:span>ccessibility <text:span text:style-name="T1">requirements: </text:span>minimum wcag 2.1 level a compliance<text:line-break/><text:line-break/><text:span text:style-name="T1">7. Co</text:span>mmunication: <text:s/><text:span text:style-name="T1">4-weekly progress</text:span><text:line-break/>sprint review presentations at weeks 4, 7, 10<text:line-break/>contact methods: <text:span text:style-name="T1">teams and in person, emergency contract – teams </text:span><text:line-break/>meeting<text:span text:style-name="T1">s 1-4-7-10</text:span>:<text:line-break/>week 1: requirements <text:s/><text:line-break/>week 4: design review <text:line-break/>week 7: mid-project review<text:line-break/>week 10: final review <text:line-break/><text:line-break/><text:span text:style-name="T1">8</text:span>. <text:span text:style-name="T1">Format: </text:span>at project completion, client receives:code &amp; files, <text:span text:style-name="T1">including </text:span>complete website files (html, css, javascript, <text:span text:style-name="T1">json</text:span>), <text:span text:style-name="T4">github repository access</text:span><text:span text:style-name="T5">???</text:span><text:span text:style-name="T4"> </text:span><text:s/>image assets and media files, <text:span text:style-name="T6">d</text:span>ocumentation - user guide (how to update content) <text:span text:style-name="T6">and </text:span>technical documentation (how website works), <text:span text:style-name="T4">code comments explaining complex sections???, </text:span>credentials<text:line-break/><text:line-break/><text:span text:style-name="T7">9</text:span>. <text:span text:style-name="T7">Testing. </text:span></text:p>
      <text:p text:style-name="P4"><text:span text:style-name="T7">W</text:span>week 3-4: <text:span text:style-name="T7">design</text:span> <text:span text:style-name="T8">only </text:span>testing, <text:span text:style-name="T7">internally </text:span><text:line-break/>week 7: mid-project testing<text:line-break/>week 10: final testing <text:span text:style-name="T9">including </text:span>full functionality review, <text:span text:style-name="T9">multi</text:span>-browser testing, performance testing<text:line-break/>accessibility <text:span text:style-name="T9">testing</text:span><text:line-break/><text:span text:style-name="T8">T</text:span>esting methods: manual testing on physical devices;performance testing (lighthouse, <text:span text:style-name="T9">speed of loading a page testing</text:span> )<text:line-break/><text:line-break/><text:soft-page-break/><text:line-break/><text:span text:style-name="T8">10</text:span>. <text:span text:style-name="T9">S</text:span>ecurity measures<text:line-break/><text:span text:style-name="T9">I</text:span>mplemented security <text:span text:style-name="T9">will include: </text:span>form validation , https ??? , input <text:span text:style-name="T9">validation, </text:span>sql injection prevention. <text:span text:style-name="T9">It remains the cl</text:span>ient'<text:span text:style-name="T9">s</text:span> responsibilit<text:span text:style-name="T9">y to use strong passwords and perform regular backups</text:span><text:line-break/><text:line-break/><text:span text:style-name="T8">11</text:span>. <text:span text:style-name="T9">Any changes will need to be approved by both sides separately from the main contract</text:span><text:line-break/></text:p>
      <text:p text:style-name="P5"><text:span text:style-name="T8">12</text:span><text:span text:style-name="T9">. Decisions: the team will make recommendations about the design and technologies, the final decision must be approved by the client.</text:span><text:line-break/><text:line-break/><text:span text:style-name="T8">13</text:span><text:span text:style-name="T9">. All the documentation about the website will be recorded and available to the client including the risk assessment documentation. </text:span><text:line-break/><text:line-break/><text:span text:style-name="T8">14</text:span>. <text:span text:style-name="T10">The website is considered "complete" when :</text:span></text:p>
      <text:p text:style-name="P5"/>
      <text:p text:style-name="P5">all agreed pages are live <text:span text:style-name="T10">and work</text:span></text:p>
      <text:p text:style-name="P6">all agreed features work <text:line-break/>website is responsive on agreed devices<text:line-break/>website <text:span text:style-name="T10">correspond to</text:span> accessibility standards (wcag level a minimum)<text:line-break/>no critical bugs <text:s/></text:p>
      <text:p text:style-name="P6">client completes and approves <text:span text:style-name="T10">the website</text:span><text:line-break/><text:span text:style-name="T10">the</text:span> documentation provided<text:line-break/>client signs acceptance form<text:line-break/>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42M36S</meta:editing-duration>
    <meta:editing-cycles>12</meta:editing-cycles>
    <meta:generator>LibreOffice/25.2.7.2$Windows_X86_64 LibreOffice_project/5cbfd1ab6520636bb5f7b99185aa69bd7456825d</meta:generator>
    <dc:date>2026-01-27T17:43:28.871681600</dc:date>
    <meta:document-statistic meta:table-count="0" meta:image-count="0" meta:object-count="0" meta:page-count="2" meta:paragraph-count="10" meta:word-count="427" meta:character-count="3001" meta:non-whitespace-character-count="2550"/>
    <meta:user-defined meta:name="Info 1"/>
    <meta:user-defined meta:name="Info 2"/>
    <meta:user-defined meta:name="Info 3"/>
    <meta:user-defined meta:name="Info 4"/>
  </office:meta>
</office:document-meta>
</file>